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otham SSm" svg:font-family="'Gotham SSm', Helvetica, Arial, sans-serif"/>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Text_20_body">
      <style:paragraph-properties fo:margin-top="0in" fo:margin-bottom="0.0835in" loext:contextual-spacing="false" fo:line-height="115%" fo:text-align="justify" style:justify-single-word="false"/>
      <style:text-properties style:font-name="Times New Roman" style:font-name-complex="Times New Roman1"/>
    </style:style>
    <style:style style:name="P2" style:family="paragraph" style:parent-style-name="Text_20_body">
      <style:paragraph-properties fo:margin-top="0in" fo:margin-bottom="0.0835in" loext:contextual-spacing="false" fo:line-height="115%" fo:text-align="center" style:justify-single-word="false"/>
    </style:style>
    <style:style style:name="P3" style:family="paragraph" style:parent-style-name="Text_20_body">
      <style:paragraph-properties fo:margin-top="0in" fo:margin-bottom="0.0835in" loext:contextual-spacing="false" fo:line-height="115%" fo:text-align="justify" style:justify-single-word="false" fo:padding="0in" fo:border="none"/>
    </style:style>
    <style:style style:name="P4" style:family="paragraph" style:parent-style-name="Heading_20_1">
      <style:paragraph-properties fo:margin-top="0in" fo:margin-bottom="0.0835in" loext:contextual-spacing="false" fo:line-height="115%" fo:text-align="center" style:justify-single-word="false"/>
      <style:text-properties fo:color="#00000a" style:font-name="Times New Roman" fo:font-size="14pt" style:font-size-asian="14pt" style:font-name-complex="Times New Roman1" style:font-size-complex="12pt"/>
    </style:style>
    <style:style style:name="P5" style:family="paragraph" style:parent-style-name="First_20_Paragraph">
      <style:paragraph-properties fo:margin-top="0in" fo:margin-bottom="0.0835in" loext:contextual-spacing="false" fo:line-height="115%" fo:text-align="justify" style:justify-single-word="false"/>
      <style:text-properties style:font-name="Times New Roman" style:font-name-complex="Times New Roman1"/>
    </style:style>
    <style:style style:name="P6" style:family="paragraph" style:parent-style-name="Standard">
      <style:paragraph-properties fo:margin-left="0.1972in" fo:margin-right="0.2154in" fo:margin-top="0in" fo:margin-bottom="0.0835in" loext:contextual-spacing="false" fo:line-height="115%" fo:text-align="justify" style:justify-single-word="false" fo:text-indent="0in" style:auto-text-indent="false"/>
    </style:style>
    <style:style style:name="P7" style:family="paragraph" style:parent-style-name="Standard">
      <style:paragraph-properties fo:margin-left="0.1972in" fo:margin-right="0.2154in" fo:margin-top="0in" fo:margin-bottom="0.0835in" loext:contextual-spacing="false" fo:line-height="115%" fo:text-align="justify" style:justify-single-word="false" fo:text-indent="0in" style:auto-text-indent="false" style:vertical-align="baseline"/>
    </style:style>
    <style:style style:name="P8" style:family="paragraph" style:parent-style-name="Standard">
      <style:paragraph-properties fo:margin-left="0.1972in" fo:margin-right="0.2154in" fo:margin-top="0in" fo:margin-bottom="0.0835in" loext:contextual-spacing="false" fo:line-height="115%" fo:text-align="justify" style:justify-single-word="false" fo:text-indent="0in" style:auto-text-indent="false" style:vertical-align="baseline"/>
      <style:text-properties style:font-name="Times New Roman" style:font-name-complex="Times New Roman1"/>
    </style:style>
    <style:style style:name="P9" style:family="paragraph" style:parent-style-name="Text_20_body">
      <style:paragraph-properties fo:margin-left="0.1972in" fo:margin-right="0.2154in" fo:margin-top="0in" fo:margin-bottom="0.0835in" loext:contextual-spacing="false" fo:line-height="115%" fo:text-align="justify" style:justify-single-word="false" fo:text-indent="0in" style:auto-text-indent="false"/>
    </style:style>
    <style:style style:name="P10" style:family="paragraph" style:parent-style-name="Text_20_body">
      <style:paragraph-properties fo:margin-left="0.1972in" fo:margin-right="0.2154in" fo:margin-top="0in" fo:margin-bottom="0.0835in" loext:contextual-spacing="false" fo:line-height="115%" fo:text-align="center" style:justify-single-word="false" fo:text-indent="0in" style:auto-text-indent="false"/>
      <style:text-properties style:font-name="Times New Roman" fo:font-style="italic" style:font-style-asian="italic" style:font-name-complex="Times New Roman1"/>
    </style:style>
    <style:style style:name="P11" style:family="paragraph" style:parent-style-name="Text_20_body">
      <style:paragraph-properties fo:margin-left="0.1972in" fo:margin-right="0.2154in" fo:margin-top="0in" fo:margin-bottom="0.0835in" loext:contextual-spacing="false" fo:line-height="115%" fo:text-align="justify" style:justify-single-word="false" fo:text-indent="0in" style:auto-text-indent="false"/>
      <style:text-properties style:font-name="Times New Roman" style:font-name-complex="Times New Roman1"/>
    </style:style>
    <style:style style:name="P12" style:family="paragraph" style:parent-style-name="Text_20_body">
      <style:paragraph-properties fo:margin-left="0.1972in" fo:margin-right="0.2154in" fo:margin-top="0in" fo:margin-bottom="0.0835in" loext:contextual-spacing="false" fo:line-height="115%" fo:text-align="justify" style:justify-single-word="false" fo:text-indent="0in" style:auto-text-indent="false">
        <style:tab-stops>
          <style:tab-stop style:position="1.0835in"/>
        </style:tab-stops>
      </style:paragraph-properties>
      <style:text-properties style:font-name="Times New Roman" style:font-name-complex="Times New Roman1"/>
    </style:style>
    <style:style style:name="P13" style:family="paragraph" style:parent-style-name="Heading_20_2">
      <style:paragraph-properties fo:margin-left="0.1972in" fo:margin-right="0.2154in" fo:margin-top="0in" fo:margin-bottom="0.0835in" loext:contextual-spacing="false" fo:line-height="115%" fo:text-align="justify" style:justify-single-word="false" fo:text-indent="0in" style:auto-text-indent="false"/>
      <style:text-properties fo:color="#00000a" style:font-name="Times New Roman" fo:font-size="12pt" style:font-size-asian="12pt" style:font-name-complex="Times New Roman1" style:font-size-complex="12pt"/>
    </style:style>
    <style:style style:name="P14" style:family="paragraph" style:parent-style-name="Compact">
      <style:paragraph-properties fo:margin-left="0.3335in" fo:margin-right="0in" fo:margin-top="0in" fo:margin-bottom="0.0835in" loext:contextual-spacing="false" fo:line-height="115%" fo:text-align="justify" style:justify-single-word="false" fo:text-indent="0in" style:auto-text-indent="false"/>
      <style:text-properties style:font-name="Times New Roman" style:font-name-complex="Times New Roman1"/>
    </style:style>
    <style:style style:name="P15" style:family="paragraph" style:parent-style-name="Standard" style:master-page-name="Standard">
      <style:paragraph-properties fo:margin-top="0in" fo:margin-bottom="0.0835in" loext:contextual-spacing="false" fo:line-height="115%" fo:text-align="center" style:justify-single-word="false" style:page-number="auto">
        <style:tab-stops>
          <style:tab-stop style:position="0.4925in"/>
        </style:tab-stops>
      </style:paragraph-properties>
      <style:text-properties style:font-name="Times New Roman" style:font-name-complex="Times New Roman1"/>
    </style:style>
    <style:style style:name="P16" style:family="paragraph" style:parent-style-name="Standard">
      <style:paragraph-properties fo:margin-top="0in" fo:margin-bottom="0.0835in" loext:contextual-spacing="false" fo:line-height="115%" fo:text-align="center" style:justify-single-word="false"/>
      <style:text-properties style:font-name="Times New Roman" style:font-name-complex="Times New Roman1"/>
    </style:style>
    <style:style style:name="P17" style:family="paragraph" style:parent-style-name="Standard">
      <style:paragraph-properties fo:margin-left="0.1972in" fo:margin-right="0.2154in" fo:margin-top="0in" fo:margin-bottom="0.0835in" loext:contextual-spacing="false" fo:line-height="115%" fo:text-align="justify" style:justify-single-word="false" fo:text-indent="0in" style:auto-text-indent="false" style:vertical-align="baseline"/>
      <style:text-properties style:font-name="Times New Roman" style:font-name-complex="Times New Roman1"/>
    </style:style>
    <style:style style:name="P18" style:family="paragraph" style:parent-style-name="Standard">
      <style:paragraph-properties fo:margin-left="0.1972in" fo:margin-right="0.2154in" fo:margin-top="0in" fo:margin-bottom="0.0835in" loext:contextual-spacing="false" fo:line-height="115%" fo:text-align="justify" style:justify-single-word="false" fo:text-indent="0.5in" style:auto-text-indent="false" style:vertical-align="baseline"/>
      <style:text-properties style:font-name="Times New Roman" style:font-name-complex="Times New Roman1"/>
    </style:style>
    <style:style style:name="P19" style:family="paragraph" style:parent-style-name="Text_20_body">
      <style:paragraph-properties fo:margin-left="0.1972in" fo:margin-right="0.2154in" fo:margin-top="0in" fo:margin-bottom="0.0835in" loext:contextual-spacing="false" fo:line-height="115%" fo:text-align="justify" style:justify-single-word="false" fo:text-indent="0in" style:auto-text-indent="false"/>
      <style:text-properties style:font-name="Times New Roman" style:font-name-complex="Times New Roman1"/>
    </style:style>
    <style:style style:name="P20" style:family="paragraph" style:parent-style-name="Text_20_body">
      <style:paragraph-properties fo:margin-left="0.1972in" fo:margin-right="0.2154in" fo:margin-top="0in" fo:margin-bottom="0.0835in" loext:contextual-spacing="false" fo:line-height="115%" fo:text-align="justify" style:justify-single-word="false" fo:text-indent="0in" style:auto-text-indent="false">
        <style:tab-stops>
          <style:tab-stop style:position="1.0835in"/>
        </style:tab-stops>
      </style:paragraph-properties>
      <style:text-properties style:font-name="Times New Roman" style:font-name-complex="Times New Roman1"/>
    </style:style>
    <style:style style:name="P21" style:family="paragraph" style:parent-style-name="Text_20_body">
      <style:paragraph-properties fo:margin-left="0.1972in" fo:margin-right="0.2154in" fo:margin-top="0in" fo:margin-bottom="0.0835in" loext:contextual-spacing="false" fo:line-height="115%" fo:text-align="center" style:justify-single-word="false" fo:text-indent="0in" style:auto-text-indent="false"/>
      <style:text-properties style:font-name="Times New Roman" fo:font-style="italic" style:font-style-asian="italic" style:font-name-complex="Times New Roman1"/>
    </style:style>
    <style:style style:name="P22" style:family="paragraph" style:parent-style-name="Text_20_body">
      <style:paragraph-properties fo:margin-left="0.1972in" fo:margin-right="0.2154in" fo:margin-top="0in" fo:margin-bottom="0.0835in" loext:contextual-spacing="false" fo:line-height="115%" fo:text-align="justify" style:justify-single-word="false" fo:text-indent="0in" style:auto-text-indent="false"/>
      <style:text-properties style:font-name="Times New Roman" style:text-underline-style="solid" style:text-underline-width="auto" style:text-underline-color="font-color" fo:font-weight="bold" style:font-name-asian="ＭＳ ゴシック" style:font-weight-asian="bold" style:font-name-complex="Times New Roman1" style:font-weight-complex="bold"/>
    </style:style>
    <style:style style:name="P23" style:family="paragraph" style:parent-style-name="Text_20_body">
      <style:paragraph-properties fo:margin-left="0.1972in" fo:margin-right="0.2154in" fo:margin-top="0in" fo:margin-bottom="0.0835in" loext:contextual-spacing="false" fo:line-height="115%" fo:text-align="justify" style:justify-single-word="false" fo:text-indent="0in" style:auto-text-indent="false"/>
      <style:text-properties fo:color="#ff0000" style:font-name="Times New Roman" style:font-name-complex="Times New Roman1"/>
    </style:style>
    <style:style style:name="P24" style:family="paragraph" style:parent-style-name="Heading_20_1">
      <style:paragraph-properties fo:margin-top="0in" fo:margin-bottom="0.0835in" loext:contextual-spacing="false" fo:line-height="115%" fo:text-align="center" style:justify-single-word="false"/>
      <style:text-properties fo:color="#00000a" style:font-name="Times New Roman" fo:font-size="14pt" style:font-size-asian="14pt" style:font-name-complex="Times New Roman1" style:font-size-complex="12pt"/>
    </style:style>
    <style:style style:name="P25" style:family="paragraph" style:parent-style-name="Heading_20_1">
      <style:paragraph-properties fo:margin-left="0.1972in" fo:margin-right="0.2154in" fo:margin-top="0in" fo:margin-bottom="0.0835in" loext:contextual-spacing="false" fo:line-height="115%" fo:text-align="justify" style:justify-single-word="false" fo:text-indent="0in" style:auto-text-indent="false"/>
      <style:text-properties fo:color="#00000a" style:font-name="Times New Roman" fo:font-size="12pt" style:text-underline-style="solid" style:text-underline-width="auto" style:text-underline-color="font-color" style:font-size-asian="12pt" style:font-name-complex="Times New Roman1" style:font-size-complex="12pt"/>
    </style:style>
    <style:style style:name="P26" style:family="paragraph" style:parent-style-name="Heading_20_2">
      <style:paragraph-properties fo:margin-left="0.1972in" fo:margin-right="0.2154in" fo:margin-top="0in" fo:margin-bottom="0.0835in" loext:contextual-spacing="false" fo:line-height="115%" fo:text-align="justify" style:justify-single-word="false" fo:text-indent="0in" style:auto-text-indent="false"/>
      <style:text-properties fo:color="#00000a" style:font-name="Times New Roman" fo:font-size="12pt" style:text-underline-style="solid" style:text-underline-width="auto" style:text-underline-color="font-color" style:font-size-asian="12pt" style:font-name-complex="Times New Roman1" style:font-size-complex="12pt"/>
    </style:style>
    <style:style style:name="P27" style:family="paragraph" style:parent-style-name="First_20_Paragraph">
      <style:paragraph-properties fo:margin-left="0.1972in" fo:margin-right="0.2154in" fo:margin-top="0in" fo:margin-bottom="0.0835in" loext:contextual-spacing="false" fo:line-height="115%" fo:text-align="justify" style:justify-single-word="false" fo:text-indent="0in" style:auto-text-indent="false"/>
      <style:text-properties style:font-name="Times New Roman" style:font-name-complex="Times New Roman1"/>
    </style:style>
    <style:style style:name="P28" style:family="paragraph" style:parent-style-name="Compact" style:list-style-name="WWNum1">
      <style:paragraph-properties fo:margin-left="0.5909in" fo:margin-right="0.2154in" fo:margin-top="0in" fo:margin-bottom="0.0835in" loext:contextual-spacing="false" fo:line-height="115%" fo:text-align="justify" style:justify-single-word="false" fo:text-indent="-0.3335in" style:auto-text-indent="false"/>
    </style:style>
    <style:style style:name="P29" style:family="paragraph" style:parent-style-name="Compact" style:list-style-name="WWNum1">
      <style:paragraph-properties fo:margin-left="0.5909in" fo:margin-right="0.2154in" fo:margin-top="0in" fo:margin-bottom="0.0835in" loext:contextual-spacing="false" fo:line-height="115%" fo:text-align="justify" style:justify-single-word="false" fo:text-indent="-0.3335in" style:auto-text-indent="false"/>
      <style:text-properties style:font-name="Times New Roman" style:font-name-complex="Times New Roman1"/>
    </style:style>
    <style:style style:name="P30" style:family="paragraph" style:parent-style-name="Header">
      <style:text-properties officeooo:rsid="0013caee" officeooo:paragraph-rsid="0013caee"/>
    </style:style>
    <style:style style:name="P31" style:family="paragraph">
      <loext:graphic-properties draw:fill="solid" draw:fill-color="#d8d8d8"/>
    </style:style>
    <style:style style:name="T1" style:family="text">
      <style:text-properties style:font-name="Times New Roman" style:font-name-complex="Times New Roman1"/>
    </style:style>
    <style:style style:name="T2" style:family="text">
      <style:text-properties style:font-name="Times New Roman" fo:font-weight="bold" style:font-weight-asian="bold" style:font-name-complex="Times New Roman1"/>
    </style:style>
    <style:style style:name="T3" style:family="text">
      <style:text-properties style:font-name="Times New Roman" style:font-name-asian="Times New Roman1" style:font-name-complex="Times New Roman1"/>
    </style:style>
    <style:style style:name="T4" style:family="text">
      <style:text-properties fo:color="#ff0000" style:font-name="Times New Roman" style:font-name-complex="Times New Roman1"/>
    </style:style>
    <style:style style:name="T5" style:family="text">
      <style:text-properties style:text-position="super 58%" style:font-name="Times New Roman" style:font-name-complex="Times New Roman1"/>
    </style:style>
    <style:style style:name="T6" style:family="text">
      <style:text-properties officeooo:rsid="00157892"/>
    </style:style>
    <style:style style:name="T7" style:family="text">
      <style:text-properties officeooo:rsid="0016ad1a"/>
    </style:style>
    <style:style style:name="gr1" style:family="graphic">
      <style:graphic-properties draw:stroke="none" svg:stroke-width="0in" draw:fill="solid" draw:fill-color="#d8d8d8" draw:textarea-vertical-align="top" draw:auto-grow-height="false" draw:auto-grow-width="false" fo:min-height="2.6437in" fo:min-width="7.9311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Copyright © 2018 one2seven GmbH. All Rights Reserved.</text:p>
      <text:h text:style-name="P4" text:outline-level="1"/>
      <text:h text:style-name="P4" text:outline-level="1">End-User License Agreement (EULA)</text:h>
      <text:p text:style-name="P1"/>
      <text:p text:style-name="P2"><text:span text:style-name="T2">Effective date:</text:span><text:span text:style-name="T1"> </text:span><text:span text:style-name="T4">5</text:span><text:span text:style-name="T1"> December, 2018</text:span></text:p>
      <text:p text:style-name="P5"/>
      <text:p text:style-name="P27">This End-User License Agreement (the “EULA”) is a legally binding agreement between an individual or a single entity (the “User”, “you”, and “your”) and the company one2seven GmbH having a registered place of business at Hagenholzstrasse 83b, 8050 Zürich, Switzerland and trading as omega|ml and omegaml.io (the “Supplier”) (collectively, the “Parties”).</text:p>
      <text:p text:style-name="P11">The EULA governs User’s acquisition and use of the software product omega|ml and the related services provided by the Supplier (collectively, the “Software”). The Software can be accessed directly through Supplier’s website &lt;omegaml.io&gt; or indirectly through download locations designated by the Supplier or operated by resellers and distributors authorized by the Supplier. </text:p>
      <text:p text:style-name="P10"/>
      <text:p text:style-name="P10">Please read this EULA carefully before accessing, installing, and otherwise using the Software because it contains important information about your license to use of the Software, warranty information, and liability disclaimers.</text:p>
      <text:p text:style-name="Text_20_body"><text:bookmark text:name="agreement"/></text:p>
      <text:h text:style-name="P25" text:outline-level="1">1. About the Software</text:h>
      <text:p text:style-name="P6"><text:span text:style-name="T1">1.1 The Software is intended to be used in the field of data science.</text:span><text:span text:style-name="T3"> </text:span><text:span text:style-name="T1">The Software is developed solely by the Supplier and the Supplier holds all ownership rights, including the intellectual property rights, to the Software.</text:span></text:p>
      <text:p text:style-name="P11"/>
      <text:p text:style-name="P22">2. Acceptance of the EULA</text:p>
      <text:p text:style-name="P27">2.1 By clicking on the button “accept” or accessing, installing, copying and otherwise using the Software, you confirm that you have read the EULA, accept the terms of the EULA, and agree to become legally bound by it. </text:p>
      <text:p text:style-name="P11">2.2 If you are entering into the EULA on behalf of a company or other legal entity, you represent that you have the authority and the necessary capacity to bind such entity and its affiliates to the terms of the EULA. </text:p>
      <text:p text:style-name="P11">2.3 If you do not have the authority specified in Section 2.3 above or if you do not agree with one or more provisions of the EULA, you are not allowed to access, install, or use the Software, and you must not accept the EULA.</text:p>
      <text:h text:style-name="P13" text:outline-level="2"><text:bookmark text:name="covered-software-and-services"/><text:soft-page-break/></text:h>
      <text:h text:style-name="P26" text:outline-level="2">3. Covered Software and services</text:h>
      <text:p text:style-name="P27">3.1 The EULA applies only to the Software provided to you by the Supplier regardless of whether other software is referred to or described herein. The EULA also applies to any updates, supplements, Internet-based services, and support services related to the Software, or any other services provided in relation to the Software, unless other terms and conditions accompany those items on delivery. If so, those terms and conditions shall apply.</text:p>
      <text:p text:style-name="P27">3.2 If you register for a free trial of the Software, this EULA will also govern your use of the free trial of the Software.</text:p>
      <text:p text:style-name="P11">3.3 Any third-party software or services that are not provided by the Supplier are not covered by this EULA. Such third-party software and services are subject to the terms and conditions set by the respective third party and you are solely responsible for obtaining, agreeing to, and complying with the respective terms and conditions at your own cost and expense.</text:p>
      <text:p text:style-name="P8">3.4 The Supplier reserves the right, but is not under any obligation, to provide paid or free-of-charge updates and technical support services with regard to the Software, including the possibility to download new versions of the Software.</text:p>
      <text:h text:style-name="P13" text:outline-level="2"><text:bookmark text:name="fees-and-audit"/></text:h>
      <text:h text:style-name="P26" text:outline-level="2">4. Fees and Audit</text:h>
      <text:p text:style-name="P27">4.1 Upon downloading, installing or using the Software, independent of the source or installation location of the Software and independent of the place of delivery of other services provided by the Supplier, the User shall be required to pay all respective license and services fees indicated in the pricing plan the User has selected (collectively, the “Fees”). Unless stated otherwise in an invoice issued to the User by the Supplier, the payment of the Fees is due within 30 days of the date of the invoice and the Fees are to be paid as per the instructions included in the invoice.</text:p>
      <text:p text:style-name="P11">4.2 With or without a prior written notice to the User, the Supplier may audit User’s use of the Software to ensure that the User complies with the terms of the EULA. If an audit reveals that the User has underpaid the Fees to the Supplier, the User shall be invoiced for the underpaid Fees based upon Supplier’s price list in effect at the time the audit is completed. The User shall pay the Supplier an additional fee of 25% of the applicable unpaid Fees disclosed by the audit. If the underpaid Fees exceed 5% of the Fees previously paid by the User, the User shall also pay Supplier’s reasonable costs of conducting the audit.</text:p>
      <text:h text:style-name="P13" text:outline-level="2"><text:bookmark text:name="license-grant"/></text:h>
      <text:h text:style-name="P26" text:outline-level="2">5. Grant of the License </text:h>
      <text:p text:style-name="P27">5.1 The Supplier hereby grants the User a personal, non-transferable, non-exclusive, revocable license to use the Software on any Devices (as defined in Section 5.5) chosen by the User and in accordance with the terms of this EULA (the “License”). The Software is licensed and not sold. </text:p>
      <text:p text:style-name="P11">5.2 The Software is licensed as a single product. Its component parts may not be used separately.</text:p>
      <text:p text:style-name="P8">5.3 The Supplier reserves any rights not expressly granted to the User under this EULA.</text:p>
      <text:p text:style-name="P8"><text:soft-page-break/>5.4 The License is valid for the period of time for which the User has access to the Software and the access to the Software is made available by the Supplier, unless the License is terminated pursuant to this EULA.</text:p>
      <text:p text:style-name="P27">5.5 The User is permitted to load and run the Software on any device, network or cloud VMs under User’s control (collectively, the “Devices”). The User is solely responsible for assessing the compatibility of the Devices and ensuring that the Devices meet the minimum requirements for the use of the Software as set forth in the documentation provided by the Supplier.</text:p>
      <text:p text:style-name="P8">5.6 It is User’s sole responsibility to verify and assess the suitability, validity and integrity of the Software prior to using it and to decide whether or not the Software fits for the intended use.</text:p>
      <text:p text:style-name="P11">5.7 You are not permitted to:</text:p>
      <text:list xml:id="list3723427878620484646" text:style-name="WWNum1">
        <text:list-item>
          <text:p text:style-name="P29">Edit, alter, modify, adapt, translate or otherwise change the whole or any part of the Software nor permit the whole or any part of the Software to be combined with or become incorporated wholly or in part into any other software, nor decompile, disassemble or reverse engineer the Software or attempt to do any such things, except as provided through respective APIs;</text:p>
        </text:list-item>
        <text:list-item>
          <text:p text:style-name="P29">Reproduce, copy, distribute, resell, sublicense or otherwise use the Software for any purpose other than granted to you in this EULA;</text:p>
        </text:list-item>
        <text:list-item>
          <text:p text:style-name="P29">Transfer your rights to the Software granted under the EULA;</text:p>
        </text:list-item>
        <text:list-item>
          <text:p text:style-name="P29">Use the Software to provide a hosted or cloud services or remote or network-based access of the Software to a third party;</text:p>
        </text:list-item>
        <text:list-item>
          <text:p text:style-name="P29">Use the Software in any way which breaches any applicable local, national or international laws; </text:p>
        </text:list-item>
        <text:list-item>
          <text:p text:style-name="P28"><text:span text:style-name="T1">Use the Software for any purpose that the Supplier may consider is a breach of the EULA</text:span><text:bookmark text:name="intellectual-property-and-ownership"/><text:span text:style-name="T1">; and</text:span></text:p>
        </text:list-item>
        <text:list-item>
          <text:p text:style-name="P29">Use the Software to develop and produce products and technologies competing with the Software or other services provided by the Supplier.</text:p>
        </text:list-item>
      </text:list>
      <text:p text:style-name="P14"/>
      <text:h text:style-name="P26" text:outline-level="2">6. Intellectual property and ownership</text:h>
      <text:p text:style-name="P8">6.1 All title and copyright in and to the Software (including, but not limited to, any source code, images, photographs, animations, video, audio, music, text, and applets, incorporated into the Software) and any copies of the Software are owned by the Supplier. The Software is protected by the copyright laws of Switzerland and international treaty provisions.</text:p>
      <text:p text:style-name="P27">6.2 The Supplier shall at all times retain the ownership of the Software as originally downloaded by the User or provided by the Supplier, including all subsequent downloads or provisions of the Software. The Software (and all intellectual property rights of whatever nature in the Software, including any modifications made thereto) are and shall remain the sole property of Supplier.</text:p>
      <text:p text:style-name="P11">6.3 The Supplier reserves the right to grant licenses to use the Software to third parties.</text:p>
      <text:p text:style-name="P11">6.4 The User is not permitted to, without obtaining prior written authorization from the Supplier, to use the trade names, trademarks, service marks or product names of the Supplier, except as required for reasonable and customary use of the Software. </text:p>
      <text:p text:style-name="P8"><text:soft-page-break/>6.5 The Supplier has made all efforts possible to avoid the Software being subject to the rights of third parties, in particular that its use does not infringe patents, copyrights or other intellectual property rights of third parties. However, the Supplier does not guarantee that the Software is not subject to the rights of third parties. The User shall notify the Supplier immediately and in writing if any third party asserts an infringement claim against the User in connection with the Software.</text:p>
      <text:p text:style-name="P11"/>
      <text:h text:style-name="P26" text:outline-level="2"><text:bookmark text:name="your-responsibilities"/>7. Your responsibilities</text:h>
      <text:p text:style-name="P27">7.1 The Supplier provides the Software to you as an Internet-hosted service, in order to enable you to operate your storage and compute capacities (collectively, the “Capacities”) and run the Software on the Capacities. The Supplier does not store, possess, access, process, manipulate or otherwise interact with the data or programs that you process while using the Software.</text:p>
      <text:p text:style-name="P11">7.2 It is your sole responsibility to plan for, acquire, allocate, operate and maintain the Capacities obtained from third parties, which are deemed viable by the Supplier, and in line with the requirements of your data storage and processing needs, determined entirely by you. </text:p>
      <text:p text:style-name="P11">7.3 The Supplier shall provide the electronic means or instructions through the Software or otherwise for you to use the Capacities, provided that the Capacities meet the requirements set forth in the documentation provided by the Supplier (e.g., cloud tools, platform APIs, hardware and software requirements).</text:p>
      <text:p text:style-name="P11">7.4 It is your responsibility to ensure that you have the legitimate rights and necessary authorization to store and process data through the Software (the “Data”). The storage and processing activities carried by you through the Software shall, in no event, constitute a transfer of ownership, access rights, and any other responsibilities with regard to the Data and the Capacities. </text:p>
      <text:p text:style-name="P11">7.5 It is your responsibility to ensure the appropriate level of security of the Data and your compliance with applicable laws, including privacy and data protection laws, and industry regulations, whether express or implied. </text:p>
      <text:p text:style-name="P11">7.6 Unless otherwise stated in the applicable law, you will interact with any respective governmental and non-governmental bodies that have interest in the security and data privacy practices implemented by you, and cover all expenses related thereto. The Supplier shall participate in such interactions explicitly upon (i) your written request, (ii) an order of an authorized governmental body, or (iii) a legal order. The Supplier reserves the right to charge a fee according to the then-applicable Fees and in-line with any requests for the said interactions in relation with the Software. <text:bookmark text:name="limitation-of-liability"/></text:p>
      <text:p text:style-name="P11"/>
      <text:h text:style-name="P26" text:outline-level="2">8. Limitation of liability and disclaimer of warranties</text:h>
      <text:p text:style-name="P8">8.1 To the extent permitted by the applicable law, the Supplier expressly disclaims all warranties, express or implied, for the Software. Unless agreed otherwise between the User and the Supplier in writing, the Supplier provides the Software on an “AS IS” BASIS, WITHOUT WARRANTIES OR CONDITIONS OF ANY KIND, either express or implied, including, without limitation, any warranties or conditions of TITLE, NON-INFRINGEMENT, MERCHANTABILITY, or FITNESS FOR A PARTICULAR PURPOSE. The entire risk arising out of use or performance of the Software remains with the User.</text:p>
      <text:p text:style-name="P7"><text:soft-page-break/><text:span text:style-name="T1">8.2 In no event shall the Supplier be liable for any damages whatsoever (including, without limitation, damages for loss of business profits, business interruption, loss of business information, or any other pecuniary loss) arising out of the use of or inability to use the Software, even if the Supplier has been advised of the possibility of such damages.</text:span></text:p>
      <text:p text:style-name="P27">8.3 You are solely responsible for determining the appropriateness of the Software and assume any risks associated with your exercise of permissions under the EULA.</text:p>
      <text:p text:style-name="P11">8.4 Third-party software or services, including the Capacities, are not covered by this EULA and are not provided by the Supplier. You shall ensure your compliance with any terms set forth by the respective third-parties at your risk, cost and expense.</text:p>
      <text:p text:style-name="P11"/>
      <text:h text:style-name="P26" text:outline-level="2">9. Indemnification</text:h>
      <text:p text:style-name="P12">9.1 You shall indemnify the Supplier harmless at your expense if any claims are asserted by a third party against the Supplier by reason of your misconduct or breach of any terms of the EULA, including failed adherence by you with any applicable laws, including, but not limited to, consumer and data protection laws, whether express or implied.</text:p>
      <text:p text:style-name="P12"/>
      <text:h text:style-name="P26" text:outline-level="2"><text:bookmark text:name="termination"/>10. Termination</text:h>
      <text:p text:style-name="P27">10.1 The EULA enters into force on the date you click on the button “accept” or first access or use the Software and shall continue until terminated. You may terminate the EULA at any time upon a written 30-days prior notice to the Supplier.</text:p>
      <text:p text:style-name="P11">10.2 Without prejudice to any other rights, the Supplier may terminate the EULA immediately if you fail to comply with any terms of the EULA. </text:p>
      <text:p text:style-name="P9"><text:span text:style-name="T4">10.3</text:span><text:span text:style-name="T1"> The EULA will automatically terminate upon your cessation to use the Software and erasure of the Software from the Devices.</text:span></text:p>
      <text:p text:style-name="P23">10.4 Upon termination of the EULA, the License granted to you under the EULA will immediately terminate and you agree to (i) stop all access and use of the Software and (ii) destroy all copies of the Software and all its component parts. </text:p>
      <text:p text:style-name="P9"><text:span text:style-name="T4">10.5</text:span><text:span text:style-name="T1"> The provisions of the EULA that, by their nature, continue and survive will survive any termination of the EULA.</text:span></text:p>
      <text:p text:style-name="P11"/>
      <text:h text:style-name="P26" text:outline-level="2"><text:bookmark text:name="governing-law"/>11. Governing Law</text:h>
      <text:p text:style-name="P27">11.1 This EULA and any dispute arising out of or in connection with the EULA and the Software shall be governed by and construed in accordance with the laws of Switzerland. Unless otherwise provided by the applicable law, all disputes arising out of or in connection with the EULA will be resolved by means of arbitration at the premises of the Supplier.</text:p>
      <text:p text:style-name="P11"/>
      <text:h text:style-name="P26" text:outline-level="2"><text:bookmark text:name="modifications-to-the-agreement"/><text:soft-page-break/>12. Modifications </text:h>
      <text:p text:style-name="P8">12.1 The Supplier reserves the right, at its sole discretion, to change or modify this EULA at any time by posting an amended version of the EULA on &lt;omegaml.io&gt; and by sending a prior notification to the User (if the contact details of the User are available to the Supplier). </text:p>
      <text:p text:style-name="P8">12.2 Any modifications to the EULA shall become effective on the date indicated at the top of the amended EULA. By continuing to use the Software after the date on which the modifications were communicated to you, you agree to be bound by the modified EULA.<text:bookmark text:name="miscellaneous"/></text:p>
      <text:p text:style-name="P8"/>
      <text:h text:style-name="P26" text:outline-level="2">13. Severability</text:h>
      <text:p text:style-name="P8">13.1 The unenforceability of any single provision of this EULA shall not affect any other provision hereof. Where such a provision is held to be unenforceable, the Supplier and the User shall use their best endeavors to negotiate and agree upon an enforceable provision, which achieves, to the greatest extent possible, the economic, legal and commercial objectives of the unenforceable provision.</text:p>
      <text:h text:style-name="P13" text:outline-level="2"/>
      <text:h text:style-name="P26" text:outline-level="2">14. Waiver</text:h>
      <text:p text:style-name="P8">14.1 A failure of either party to enforce strictly a provision of this EULA shall in no event be considered a waiver of any part of such provision. No waiver by either party of any breach or default by the other party shall operate as a waiver of any succeeding breach or other default or breach by such other party. No waiver shall have any effect unless it is specific, irrevocable and in writing.</text:p>
      <text:h text:style-name="P13" text:outline-level="2"/>
      <text:h text:style-name="P26" text:outline-level="2">15. Entire agreement</text:h>
      <text:p text:style-name="P8">15.1 This EULA constitutes the entire understanding between the Parties with respect to the subject matter thereof and supersedes all prior agreements, negotiations and discussions between the Parties relating thereto.</text:p>
      <text:h text:style-name="P13" text:outline-level="2"/>
      <text:h text:style-name="P26" text:outline-level="2">16. Miscellaneous</text:h>
      <text:p text:style-name="P27">16.1 This EULA was created by &lt;eulatemplate.com&gt; and adapted by the Supplier.</text:p>
      <text:h text:style-name="P13" text:outline-level="2"/>
      <text:h text:style-name="P26" text:outline-level="2">17. Contact</text:h>
      <text:p text:style-name="P8">17.1 Any questions about this EULA can be addressed and notices under the EULA can be served to the Supplier by email at &lt;info@omegaml.io&gt; or by post at:</text:p>
      <text:p text:style-name="P18">one2seven GmbH </text:p>
      <text:p text:style-name="P18">Hagenholzstrasse 83b</text:p>
      <text:p text:style-name="P18">8050 Zürich</text:p>
      <text:p text:style-name="P18">Switzerland</text:p>
      <text:h text:style-name="P13" text:outline-level="2"><text:soft-page-break/></text:h>
      <text:h text:style-name="P26" text:outline-level="2">18. Last amendment</text:h>
      <text:p text:style-name="P7"><text:span text:style-name="T1">18.1 This EULA was last amended on </text:span><text:span text:style-name="T4">5</text:span><text:span text:style-name="T5">th</text:span><text:span text:style-name="T1"> of December 2018.</text:span></text:p>
      <text:p text:style-name="P1"/>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Gotham SSm" svg:font-family="'Gotham SSm', Helvetica, Arial, sans-serif"/>
    <style:font-face style:name="Lohit Devanagari1" svg:font-family="'Lohit Devanagari'"/>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mbria1" svg:font-family="Cambria"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Cambria1"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1252in" fo:margin-bottom="0.1252in" loext:contextual-spacing="false"/>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Text_20_body" style:default-outline-level="1" style:list-style-name=""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2" style:display-name="Heading 2" style:family="paragraph" style:parent-style-name="Standard" style:next-style-name="Text_20_body"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DejaVu Sans" style:font-family-complex="'DejaVu Sans'" style:font-family-generic-complex="system" style:font-pitch-complex="variable" style:font-size-complex="16pt" style:font-weight-complex="bold"/>
    </style:style>
    <style:style style:name="Heading_20_3" style:display-name="Heading 3" style:family="paragraph" style:parent-style-name="Standard" style:next-style-name="Text_20_body"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Standard" style:next-style-name="Text_20_body"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5" style:display-name="Heading 5" style:family="paragraph" style:parent-style-name="Standard" style:next-style-name="Text_20_body" style:default-outline-level="5"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Heading_20_6" style:display-name="Heading 6" style:family="paragraph" style:parent-style-name="Standard" style:next-style-name="Text_20_body" style:default-outline-level="6"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Text_20_body" style:default-outline-level="7"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8" style:display-name="Heading 8" style:family="paragraph" style:parent-style-name="Standard" style:next-style-name="Text_20_body"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Text_20_body" style:default-outline-level="9"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caption" style:family="paragraph" style:parent-style-name="Standard" style:default-outline-level="">
      <style:paragraph-properties fo:margin-top="0in" fo:margin-bottom="0.0835in" loext:contextual-spacing="false"/>
      <style:text-properties fo:font-style="italic" style:font-style-asian="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Title" style:family="paragraph" style:parent-style-name="Standard" style:next-style-name="Text_20_body" style:default-outline-level="" style:class="chapter">
      <style:paragraph-properties fo:margin-top="0.3335in" fo:margin-bottom="0.1665in" loext:contextual-spacing="false" fo:text-align="center" style:justify-single-word="false" fo:keep-together="always" fo:keep-with-next="always"/>
      <style:text-properties fo:color="#345a8a" style:font-name="Calibri" fo:font-family="Calibri"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Subtitle" style:family="paragraph" style:parent-style-name="Title" style:next-style-name="Text_20_body" style:default-outline-level="" style:class="chapter">
      <style:paragraph-properties fo:margin-top="0.1665in" fo:margin-bottom="0.1665in" loext:contextual-spacing="false"/>
      <style:text-properties fo:font-size="15pt" style:font-size-asian="15pt" style:font-size-complex="15pt"/>
    </style:style>
    <style:style style:name="Author" style:family="paragraph" style:next-style-name="Text_20_body" style:default-outline-level="">
      <style:paragraph-properties fo:text-align="center" style:justify-single-word="false" fo:keep-together="always" fo:orphans="2" fo:widows="2" fo:keep-with-next="always" style:writing-mode="lr-tb"/>
    </style:style>
    <style:style style:name="Date" style:family="paragraph" style:next-style-name="Text_20_body" style:default-outline-level="">
      <style:paragraph-properties fo:text-align="center" style:justify-single-word="false" fo:keep-together="always" fo:orphans="2" fo:widows="2" fo:keep-with-next="always" style:writing-mode="lr-tb"/>
    </style:style>
    <style:style style:name="Abstract" style:family="paragraph" style:parent-style-name="Standard" style:next-style-name="Text_20_body" style:default-outline-level="">
      <style:paragraph-properties fo:margin-top="0.2083in" fo:margin-bottom="0.2083in" loext:contextual-spacing="false" fo:keep-together="always" fo:keep-with-next="always"/>
      <style:text-properties fo:font-size="10pt" style:font-size-asian="10pt" style:font-size-complex="10pt"/>
    </style:style>
    <style:style style:name="Bibliography" style:family="paragraph" style:parent-style-name="Standard" style:default-outline-level=""/>
    <style:style style:name="Block_20_Text" style:display-name="Block Text" style:family="paragraph" style:parent-style-name="Text_20_body" style:next-style-name="Text_20_body" style:default-outline-level="">
      <style:paragraph-properties fo:margin-top="0.0693in" fo:margin-bottom="0.0693in" loext:contextual-spacing="false"/>
      <style:text-properties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DejaVu Sans" style:font-family-complex="'DejaVu Sans'" style:font-family-generic-complex="system" style:font-pitch-complex="variable" style:font-size-complex="10pt" style:font-weight-complex="bold"/>
    </style:style>
    <style:style style:name="footnote_20_text" style:display-name="footnote text" style:family="paragraph" style:parent-style-name="Standard" style:default-outline-level=""/>
    <style:style style:name="Definition_20_Term" style:display-name="Definition Term" style:family="paragraph" style:parent-style-name="Standard" style:default-outline-level="">
      <style:paragraph-properties fo:margin-top="0in" fo:margin-bottom="0in" loext:contextual-spacing="false" fo:keep-together="always" fo:keep-with-next="always"/>
      <style:text-properties fo:font-weight="bold" style:font-weight-asian="bold"/>
    </style:style>
    <style:style style:name="Definition" style:family="paragraph" style:parent-style-name="Standard" style:default-outline-level=""/>
    <style:style style:name="Table_20_Caption" style:display-name="Table Caption" style:family="paragraph" style:parent-style-name="caption" style:default-outline-level="">
      <style:paragraph-properties fo:keep-with-next="always"/>
    </style:style>
    <style:style style:name="Image_20_Caption" style:display-name="Image Caption" style:family="paragraph" style:parent-style-name="caption" style:default-outline-level=""/>
    <style:style style:name="Figure" style:family="paragraph" style:parent-style-name="Standard" style:default-outline-level=""/>
    <style:style style:name="Captioned_20_Figure" style:display-name="Captioned Figure"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top="0.1665in" fo:margin-bottom="0in" loext:contextual-spacing="false" fo:line-height="108%"/>
      <style:text-properties fo:color="#365f91" fo:font-weight="normal" style:font-weight-asian="normal" style:font-weight-complex="normal"/>
    </style:style>
    <style:style style:name="Source_20_Code" style:display-name="Source Code" style:family="paragraph" style:parent-style-name="Standard" style:default-outline-level=""/>
    <style:style style:name="Foot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fo:margin-top="0in" fo:margin-bottom="0in" loext:contextual-spacing="false">
        <style:tab-stops>
          <style:tab-stop style:position="3in" style:type="center"/>
          <style:tab-stop style:position="6in" style:type="right"/>
        </style:tab-stops>
      </style:paragraph-properties>
    </style:style>
    <style:style style:name="Default_20_Paragraph_20_Font" style:display-name="Default Paragraph Font" style:family="text"/>
    <style:style style:name="Caption_20_Char" style:display-name="Caption Char" style:family="text" style:parent-style-name="Default_20_Paragraph_20_Font"/>
    <style:style style:name="Verbatim_20_Char" style:display-name="Verbatim Char" style:family="text" style:parent-style-name="Caption_20_Char">
      <style:text-properties style:font-name="Consolas" fo:font-family="Consolas" style:font-family-generic="roman" style:font-pitch="variable" fo:font-size="11pt" style:font-size-asian="11pt"/>
    </style:style>
    <style:style style:name="Footnote_20_anchor" style:display-name="Footnote anchor" style:family="text" style:parent-style-name="Caption_20_Char">
      <style:text-properties style:text-position="super 58%"/>
    </style:style>
    <style:style style:name="Internet_20_link" style:display-name="Internet link" style:family="text" style:parent-style-name="Caption_20_Char">
      <style:text-properties fo:color="#4f81bd"/>
    </style:style>
    <style:style style:name="Keyword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DataTypeTok" style:family="text" style:parent-style-name="Verbatim_20_Char">
      <style:text-properties fo:color="#902000" style:font-name="Consolas" fo:font-family="Consolas" style:font-family-generic="roman" style:font-pitch="variable" fo:font-size="11pt" style:font-size-asian="11pt"/>
    </style:style>
    <style:style style:name="DecValTok" style:family="text" style:parent-style-name="Verbatim_20_Char">
      <style:text-properties fo:color="#40a070" style:font-name="Consolas" fo:font-family="Consolas" style:font-family-generic="roman" style:font-pitch="variable" fo:font-size="11pt" style:font-size-asian="11pt"/>
    </style:style>
    <style:style style:name="BaseNTok" style:family="text" style:parent-style-name="Verbatim_20_Char">
      <style:text-properties fo:color="#40a070" style:font-name="Consolas" fo:font-family="Consolas" style:font-family-generic="roman" style:font-pitch="variable" fo:font-size="11pt" style:font-size-asian="11pt"/>
    </style:style>
    <style:style style:name="FloatTok" style:family="text" style:parent-style-name="Verbatim_20_Char">
      <style:text-properties fo:color="#40a070" style:font-name="Consolas" fo:font-family="Consolas" style:font-family-generic="roman" style:font-pitch="variable" fo:font-size="11pt" style:font-size-asian="11pt"/>
    </style:style>
    <style:style style:name="ConstantTok" style:family="text" style:parent-style-name="Verbatim_20_Char">
      <style:text-properties fo:color="#880000" style:font-name="Consolas" fo:font-family="Consolas" style:font-family-generic="roman" style:font-pitch="variable" fo:font-size="11pt" style:font-size-asian="11pt"/>
    </style:style>
    <style:style style:name="CharTok" style:family="text" style:parent-style-name="Verbatim_20_Char">
      <style:text-properties fo:color="#4070a0" style:font-name="Consolas" fo:font-family="Consolas" style:font-family-generic="roman" style:font-pitch="variable" fo:font-size="11pt" style:font-size-asian="11pt"/>
    </style:style>
    <style:style style:name="SpecialCharTok" style:family="text" style:parent-style-name="Verbatim_20_Char">
      <style:text-properties fo:color="#4070a0" style:font-name="Consolas" fo:font-family="Consolas" style:font-family-generic="roman" style:font-pitch="variable" fo:font-size="11pt" style:font-size-asian="11pt"/>
    </style:style>
    <style:style style:name="StringTok" style:family="text" style:parent-style-name="Verbatim_20_Char">
      <style:text-properties fo:color="#4070a0" style:font-name="Consolas" fo:font-family="Consolas" style:font-family-generic="roman" style:font-pitch="variable" fo:font-size="11pt" style:font-size-asian="11pt"/>
    </style:style>
    <style:style style:name="VerbatimStringTok" style:family="text" style:parent-style-name="Verbatim_20_Char">
      <style:text-properties fo:color="#4070a0" style:font-name="Consolas" fo:font-family="Consolas" style:font-family-generic="roman" style:font-pitch="variable" fo:font-size="11pt" style:font-size-asian="11pt"/>
    </style:style>
    <style:style style:name="SpecialStringTok" style:family="text" style:parent-style-name="Verbatim_20_Char">
      <style:text-properties fo:color="#bb6688" style:font-name="Consolas" fo:font-family="Consolas" style:font-family-generic="roman" style:font-pitch="variable" fo:font-size="11pt" style:font-size-asian="11pt"/>
    </style:style>
    <style:style style:name="ImportTok" style:family="text" style:parent-style-name="Verbatim_20_Char">
      <style:text-properties style:font-name="Consolas" fo:font-family="Consolas" style:font-family-generic="roman" style:font-pitch="variable" fo:font-size="11pt" style:font-size-asian="11pt"/>
    </style:style>
    <style:style style:name="CommentTok" style:family="text" style:parent-style-name="Verbatim_20_Char">
      <style:text-properties fo:color="#60a0b0" style:font-name="Consolas" fo:font-family="Consolas" style:font-family-generic="roman" style:font-pitch="variable" fo:font-size="11pt" fo:font-style="italic" style:font-size-asian="11pt" style:font-style-asian="italic"/>
    </style:style>
    <style:style style:name="DocumentationTok" style:family="text" style:parent-style-name="Verbatim_20_Char">
      <style:text-properties fo:color="#ba2121" style:font-name="Consolas" fo:font-family="Consolas" style:font-family-generic="roman" style:font-pitch="variable" fo:font-size="11pt" fo:font-style="italic" style:font-size-asian="11pt" style:font-style-asian="italic"/>
    </style:style>
    <style:style style:name="Annot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CommentVar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OtherTok" style:family="text" style:parent-style-name="Verbatim_20_Char">
      <style:text-properties fo:color="#007020" style:font-name="Consolas" fo:font-family="Consolas" style:font-family-generic="roman" style:font-pitch="variable" fo:font-size="11pt" style:font-size-asian="11pt"/>
    </style:style>
    <style:style style:name="FunctionTok" style:family="text" style:parent-style-name="Verbatim_20_Char">
      <style:text-properties fo:color="#06287e" style:font-name="Consolas" fo:font-family="Consolas" style:font-family-generic="roman" style:font-pitch="variable" fo:font-size="11pt" style:font-size-asian="11pt"/>
    </style:style>
    <style:style style:name="VariableTok" style:family="text" style:parent-style-name="Verbatim_20_Char">
      <style:text-properties fo:color="#19177c" style:font-name="Consolas" fo:font-family="Consolas" style:font-family-generic="roman" style:font-pitch="variable" fo:font-size="11pt" style:font-size-asian="11pt"/>
    </style:style>
    <style:style style:name="ControlFlowTok" style:family="text" style:parent-style-name="Verbatim_20_Char">
      <style:text-properties fo:color="#007020" style:font-name="Consolas" fo:font-family="Consolas" style:font-family-generic="roman" style:font-pitch="variable" fo:font-size="11pt" fo:font-weight="bold" style:font-size-asian="11pt" style:font-weight-asian="bold"/>
    </style:style>
    <style:style style:name="OperatorTok" style:family="text" style:parent-style-name="Verbatim_20_Char">
      <style:text-properties fo:color="#666666" style:font-name="Consolas" fo:font-family="Consolas" style:font-family-generic="roman" style:font-pitch="variable" fo:font-size="11pt" style:font-size-asian="11pt"/>
    </style:style>
    <style:style style:name="BuiltInTok" style:family="text" style:parent-style-name="Verbatim_20_Char">
      <style:text-properties style:font-name="Consolas" fo:font-family="Consolas" style:font-family-generic="roman" style:font-pitch="variable" fo:font-size="11pt" style:font-size-asian="11pt"/>
    </style:style>
    <style:style style:name="ExtensionTok" style:family="text" style:parent-style-name="Verbatim_20_Char">
      <style:text-properties style:font-name="Consolas" fo:font-family="Consolas" style:font-family-generic="roman" style:font-pitch="variable" fo:font-size="11pt" style:font-size-asian="11pt"/>
    </style:style>
    <style:style style:name="PreprocessorTok" style:family="text" style:parent-style-name="Verbatim_20_Char">
      <style:text-properties fo:color="#bc7a00" style:font-name="Consolas" fo:font-family="Consolas" style:font-family-generic="roman" style:font-pitch="variable" fo:font-size="11pt" style:font-size-asian="11pt"/>
    </style:style>
    <style:style style:name="AttributeTok" style:family="text" style:parent-style-name="Verbatim_20_Char">
      <style:text-properties fo:color="#7d9029" style:font-name="Consolas" fo:font-family="Consolas" style:font-family-generic="roman" style:font-pitch="variable" fo:font-size="11pt" style:font-size-asian="11pt"/>
    </style:style>
    <style:style style:name="RegionMarkerTok" style:family="text" style:parent-style-name="Verbatim_20_Char">
      <style:text-properties style:font-name="Consolas" fo:font-family="Consolas" style:font-family-generic="roman" style:font-pitch="variable" fo:font-size="11pt" style:font-size-asian="11pt"/>
    </style:style>
    <style:style style:name="Information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WarningTok" style:family="text" style:parent-style-name="Verbatim_20_Char">
      <style:text-properties fo:color="#60a0b0" style:font-name="Consolas" fo:font-family="Consolas" style:font-family-generic="roman" style:font-pitch="variable" fo:font-size="11pt" fo:font-style="italic" fo:font-weight="bold" style:font-size-asian="11pt" style:font-style-asian="italic" style:font-weight-asian="bold"/>
    </style:style>
    <style:style style:name="Alert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ErrorTok" style:family="text" style:parent-style-name="Verbatim_20_Char">
      <style:text-properties fo:color="#ff0000" style:font-name="Consolas" fo:font-family="Consolas" style:font-family-generic="roman" style:font-pitch="variable" fo:font-size="11pt" fo:font-weight="bold" style:font-size-asian="11pt" style:font-weight-asian="bold"/>
    </style:style>
    <style:style style:name="NormalTok" style:family="text" style:parent-style-name="Verbatim_20_Char">
      <style:text-properties style:font-name="Consolas" fo:font-family="Consolas" style:font-family-generic="roman" style:font-pitch="variable" fo:font-size="11pt" style:font-size-asian="11pt"/>
    </style:style>
    <style:style style:name="Footer_20_Char" style:display-name="Footer Char" style:family="text" style:parent-style-name="Default_20_Paragraph_20_Font"/>
    <style:style style:name="page_20_number" style:display-name="page number" style:family="text" style:parent-style-name="Default_20_Paragraph_20_Font"/>
    <style:style style:name="Header_20_Char" style:display-name="Header Char" style:family="text" style:parent-style-name="Default_20_Paragraph_20_Font"/>
    <style:style style:name="ListLabel_20_1" style:display-name="ListLabel 1" style:family="text">
      <style:text-properties style:font-name="Times New Roman" fo:font-family="'Times New Roman'"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3335in" fo:margin-left="0.333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5in" fo:text-indent="-0.3335in" fo:margin-left="0.8335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3335in" fo:margin-left="1.3335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1.5in" fo:text-indent="-0.3335in" fo:margin-left="1.833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2in" fo:text-indent="-0.3335in" fo:margin-left="2.3335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2.5in" fo:text-indent="-0.3335in" fo:margin-left="2.8335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3in" fo:text-indent="-0.3335in" fo:margin-left="3.3335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3.5in" fo:text-indent="-0.3335in" fo:margin-left="3.8335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4in" fo:text-indent="-0.3335in" fo:margin-left="4.333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429in" fo:text-indent="-0.25in" fo:margin-left="0.7429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429in" fo:text-indent="-0.25in" fo:margin-left="0.7429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13caee" officeooo:paragraph-rsid="0013caee"/>
    </style:style>
    <style:style style:name="MP2" style:family="paragraph">
      <loext:graphic-properties draw:fill="solid" draw:fill-color="#d8d8d8"/>
    </style:style>
    <style:style style:name="MT1" style:family="text">
      <style:text-properties officeooo:rsid="00157892"/>
    </style:style>
    <style:style style:name="MT2" style:family="text">
      <style:text-properties officeooo:rsid="0016ad1a"/>
    </style:style>
    <style:style style:name="MT3" style:family="text"/>
    <style:style style:name="Mgr1" style:family="graphic">
      <style:graphic-properties draw:stroke="none" svg:stroke-width="0in" draw:fill="solid" draw:fill-color="#d8d8d8" draw:textarea-vertical-align="top" draw:auto-grow-height="false" draw:auto-grow-width="false" fo:min-height="2.6437in" fo:min-width="7.9311in" fo:margin-left="0.1252in" fo:margin-right="0.1252in" fo:margin-top="0in" fo:margin-bottom="0in" style:run-through="background" style:wrap="run-through" style:number-wrapped-paragraphs="no-limit" style:vertical-pos="middle"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in" fo:margin-bottom="0in" fo:margin-left="0.5in" fo:margin-right="0.5in" style:writing-mode="lr-tb" style:layout-grid-color="#c0c0c0" style:layout-grid-lines="60"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The original EULA <text:span text:style-name="MT1">provided by eulatemplate.com </text:span>was <text:span text:style-name="MT2">reviewed and ammended</text:span> by Daniel Dimov of Dimov Internet Law Consulting, Brussels, Belgium at <text:a xlink:type="simple" xlink:href="https://www.dimov.pro/clients/" text:style-name="Internet_20_link" text:visited-style-name="Visited_20_Internet_20_Link">https://www.dimov.pro/clients/</text:a> <text:s/>(acquired through UpWork)</text:p>
      </style:header>
      <style:footer>
        <text:p text:style-name="Footer"/>
      </style:footer>
    </style:master-page>
    <style:master-page style:name="First_20_Page" style:display-name="First Page" style:page-layout-name="Mpm2" style:next-style-name="Standard">
      <style:header>
        <text:p text:style-name="Header"><draw:custom-shape text:anchor-type="char" draw:z-index="0" draw:name="PowerPlusWaterMarkObject3" draw:style-name="Mgr1" draw:text-style-name="MP2" svg:width="7.9315in" svg:height="2.6441in" draw:transform="rotate (0.785398163397448) translate (0.000694444444444444in 5.60833333333333in)"><text:p>Draft 2</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meta:initial-creator>
    <meta:editing-cycles>8</meta:editing-cycles>
    <meta:creation-date>2018-12-05T09:05:00</meta:creation-date>
    <dc:date>2018-12-05T11:18:58.995404891</dc:date>
    <dc:language>en-US</dc:language>
    <meta:editing-duration>PT11M47S</meta:editing-duration>
    <meta:generator>LibreOffice/5.1.6.2$Linux_X86_64 LibreOffice_project/10m0$Build-2</meta:generator>
    <meta:document-statistic meta:table-count="0" meta:image-count="0" meta:object-count="0" meta:page-count="7" meta:paragraph-count="83" meta:word-count="2593" meta:character-count="15804" meta:non-whitespace-character-count="1328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